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draw:stroke="none" svg:stroke-color="#000000" draw:fill="none" fo:min-height="0.44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949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6" style:family="graphic" style:parent-style-name="standard">
      <style:graphic-properties draw:stroke="solid" draw:stroke-dash="Dashed_20__28_var_29__20_4" svg:stroke-width="0.029cm" svg:stroke-color="#000000" draw:stroke-linejoin="miter" svg:stroke-linecap="butt" draw:fill="none" draw:textarea-horizontal-align="center" draw:textarea-vertical-align="middle" fo:padding-top="0.014cm" fo:padding-bottom="0.014cm" fo:padding-left="0.014cm" fo:padding-right="0.014cm"/>
    </style:style>
    <style:style style:name="gr17" style:family="graphic" style:parent-style-name="standard">
      <style:graphic-properties draw:stroke="solid" draw:stroke-dash="Dashed_20__28_var_29__20_4" svg:stroke-width="0.024cm" svg:stroke-color="#000000" draw:stroke-linejoin="miter" svg:stroke-linecap="butt" draw:textarea-horizontal-align="center" draw:textarea-vertical-align="middle" fo:padding-top="0.012cm" fo:padding-bottom="0.012cm" fo:padding-left="0.012cm" fo:padding-right="0.0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1.86cm" svg:y="0.468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56cm" svg:y="2.178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3.07cm" svg:y="2.19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.96cm" svg:y="4.18cm">
          <draw:text-box>
            <text:p text:style-name="P1"><text:span text:style-name="T1">4</text:span></text:p>
          </draw:text-box>
        </draw:frame>
        <draw:connector draw:style-name="gr6" draw:text-style-name="P2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0.948cm" svg:y="5.973cm">
          <draw:text-box>
            <text:p text:style-name="P1"><text:span text:style-name="T1">6</text:span></text:p>
          </draw:text-box>
        </draw:frame>
        <draw:connector draw:style-name="gr6" draw:text-style-name="P2" draw:layer="layout" draw:type="curve" draw:line-skew="-0.226cm" svg:x1="1.088cm" svg:y1="5.713cm" svg:x2="1.675cm" svg:y2="4.925cm" draw:start-shape="id5" draw:start-glue-point="4" draw:end-shape="id4" draw:end-glue-point="7" svg:d="M1088 5713c0-423 587-29 587-788" svg:viewBox="0 0 588 789">
          <text:p/>
        </draw:connector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4.056cm" svg:y="4.196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  <draw:frame draw:style-name="gr7" draw:text-style-name="P4" draw:layer="layout" svg:width="3.4cm" svg:height="1cm" svg:x="2cm" svg:y="6.9cm">
          <draw:text-box>
            <text:p><text:span text:style-name="T2">T</text:span></text:p>
          </draw:text-box>
        </draw:frame>
        <draw:line draw:style-name="gr8" draw:text-style-name="P2" draw:layer="layout" svg:x1="5.1cm" svg:y1="3.1cm" svg:x2="6.2cm" svg:y2="3.1cm">
          <text:p/>
        </draw:line>
        <draw:frame draw:style-name="gr9" draw:text-style-name="P5" draw:layer="layout" svg:width="1.5cm" svg:height="0.8cm" svg:x="5cm" svg:y="3.1cm">
          <draw:text-box>
            <text:p><text:span text:style-name="T3">copy</text:span></text:p>
          </draw:text-box>
        </draw:frame>
        <draw:custom-shape draw:style-name="gr10" draw:text-style-name="P1" xml:id="id7" draw:id="id7" draw:layer="layout" svg:width="1.2cm" svg:height="1.2cm" svg:x="7.788cm" svg:y="0.17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7.788cm" svg:y1="0.778cm" svg:x2="7.088cm" svg:y2="1.878cm" draw:start-shape="id7" draw:start-glue-point="6" draw:end-shape="id8" draw:end-glue-point="4" svg:d="M7788 778c-467 0-700 366-700 1100" svg:viewBox="0 0 701 1101">
          <text:p/>
        </draw:connector>
        <draw:custom-shape draw:style-name="gr11" draw:text-style-name="P1" xml:id="id9" draw:id="id9" draw:layer="layout" svg:width="1.2cm" svg:height="1.2cm" svg:x="8.9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988cm" svg:y1="0.778cm" svg:x2="9.588cm" svg:y2="1.878cm" draw:start-shape="id7" draw:start-glue-point="10" draw:end-shape="id9" draw:end-glue-point="4" svg:d="M8988 778c400 0 600 366 600 1100" svg:viewBox="0 0 601 1101">
          <text:p/>
        </draw:connector>
        <draw:frame draw:style-name="gr4" draw:text-style-name="P3" draw:layer="layout" svg:width="0.4cm" svg:height="0.862cm" svg:x="8.148cm" svg:y="0.446cm">
          <draw:text-box>
            <text:p text:style-name="P1"><text:span text:style-name="T1">1</text:span></text:p>
          </draw:text-box>
        </draw:frame>
        <draw:custom-shape draw:style-name="gr10" draw:text-style-name="P1" xml:id="id8" draw:id="id8" draw:layer="layout" svg:width="1.2cm" svg:height="1.2cm" svg:x="6.4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6.848cm" svg:y="2.156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9.358cm" svg:y="2.168cm">
          <draw:text-box>
            <text:p text:style-name="P1"><text:span text:style-name="T1">3</text:span></text:p>
          </draw:text-box>
        </draw:frame>
        <draw:custom-shape draw:style-name="gr10" draw:text-style-name="P1" xml:id="id10" draw:id="id10" draw:layer="layout" svg:width="1.2cm" svg:height="1.2cm" svg:x="7.788cm" svg:y="3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248cm" svg:y="4.158cm">
          <draw:text-box>
            <text:p text:style-name="P1"><text:span text:style-name="T1">4</text:span></text:p>
          </draw:text-box>
        </draw:frame>
        <draw:connector draw:style-name="gr6" draw:text-style-name="P2" draw:layer="layout" draw:type="curve" svg:x1="9.163cm" svg:y1="2.903cm" svg:x2="8.388cm" svg:y2="3.878cm" draw:start-shape="id9" draw:start-glue-point="7" draw:end-shape="id10" draw:end-glue-point="4" svg:d="M9163 2903c0 489-775 2-775 975" svg:viewBox="0 0 776 976">
          <text:p/>
        </draw:connector>
        <draw:custom-shape draw:style-name="gr11" draw:text-style-name="P1" xml:id="id11" draw:id="id11" draw:layer="layout" svg:width="1.2cm" svg:height="1.2cm" svg:x="6.776cm" svg:y="5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7.236cm" svg:y="5.951cm">
          <draw:text-box>
            <text:p text:style-name="P1"><text:span text:style-name="T1">6</text:span></text:p>
          </draw:text-box>
        </draw:frame>
        <draw:connector draw:style-name="gr12" draw:text-style-name="P2" draw:layer="layout" draw:type="curve" draw:line-skew="-0.204cm" svg:x1="7.376cm" svg:y1="5.691cm" svg:x2="7.963cm" svg:y2="4.903cm" draw:start-shape="id11" draw:start-glue-point="4" draw:end-shape="id10" draw:end-glue-point="7" svg:d="M7376 5691c0-390 587 4 587-788" svg:viewBox="0 0 588 789">
          <text:p/>
        </draw:connector>
        <draw:custom-shape draw:style-name="gr11" draw:text-style-name="P1" xml:id="id12" draw:id="id12" draw:layer="layout" svg:width="1.2cm" svg:height="1.2cm" svg:x="9.864cm" svg:y="3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0.344cm" svg:y="4.174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svg:x1="10.464cm" svg:y1="3.904cm" svg:x2="10.013cm" svg:y2="2.903cm" draw:start-shape="id12" draw:start-glue-point="4" draw:end-shape="id9" draw:end-glue-point="9" svg:d="M10464 3904c0-243-451 257-451-1001" svg:viewBox="0 0 452 1002">
          <text:p/>
        </draw:connector>
        <draw:frame draw:style-name="gr13" draw:text-style-name="P6" draw:layer="layout" svg:width="5.3cm" svg:height="1.199cm" svg:x="6.1cm" svg:y="6.8cm">
          <draw:text-box>
            <text:p text:style-name="P1"><text:span text:style-name="T3">Sever </text:span><text:span text:style-name="T4">u </text:span><text:span text:style-name="T3">= 6 from its original parent, 4</text:span></text:p>
          </draw:text-box>
        </draw:frame>
        <draw:line draw:style-name="gr8" draw:text-style-name="P2" draw:layer="layout" svg:x1="11.4cm" svg:y1="3.101cm" svg:x2="12.5cm" svg:y2="3.101cm">
          <text:p/>
        </draw:line>
        <draw:custom-shape draw:style-name="gr10" draw:text-style-name="P1" xml:id="id13" draw:id="id13" draw:layer="layout" svg:width="1.2cm" svg:height="1.2cm" svg:x="14.088cm" svg:y="0.179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088cm" svg:y1="0.779cm" svg:x2="13.388cm" svg:y2="1.879cm" draw:start-shape="id13" draw:start-glue-point="6" draw:end-shape="id14" draw:end-glue-point="4" svg:d="M14088 779c-467 0-700 366-700 1100" svg:viewBox="0 0 701 1101">
          <text:p/>
        </draw:connector>
        <draw:custom-shape draw:style-name="gr11" draw:text-style-name="P1" xml:id="id15" draw:id="id15" draw:layer="layout" svg:width="1.2cm" svg:height="1.2cm" svg:x="15.2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5.288cm" svg:y1="0.779cm" svg:x2="15.888cm" svg:y2="1.879cm" draw:start-shape="id13" draw:start-glue-point="10" draw:end-shape="id15" draw:end-glue-point="4" svg:d="M15288 779c400 0 600 366 600 1100" svg:viewBox="0 0 601 1101">
          <text:p/>
        </draw:connector>
        <draw:frame draw:style-name="gr4" draw:text-style-name="P3" draw:layer="layout" svg:width="0.4cm" svg:height="0.862cm" svg:x="14.448cm" svg:y="0.447cm">
          <draw:text-box>
            <text:p text:style-name="P1"><text:span text:style-name="T1">1</text:span></text:p>
          </draw:text-box>
        </draw:frame>
        <draw:custom-shape draw:style-name="gr10" draw:text-style-name="P1" xml:id="id14" draw:id="id14" draw:layer="layout" svg:width="1.2cm" svg:height="1.2cm" svg:x="12.7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13.148cm" svg:y="2.157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15.658cm" svg:y="2.169cm">
          <draw:text-box>
            <text:p text:style-name="P1"><text:span text:style-name="T1">3</text:span></text:p>
          </draw:text-box>
        </draw:frame>
        <draw:custom-shape draw:style-name="gr10" draw:text-style-name="P1" xml:id="id16" draw:id="id16" draw:layer="layout" svg:width="1.2cm" svg:height="1.2cm" svg:x="14.088cm" svg:y="3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4.548cm" svg:y="4.159cm">
          <draw:text-box>
            <text:p text:style-name="P1"><text:span text:style-name="T1">4</text:span></text:p>
          </draw:text-box>
        </draw:frame>
        <draw:connector draw:style-name="gr6" draw:text-style-name="P2" draw:layer="layout" draw:type="curve" svg:x1="15.463cm" svg:y1="2.904cm" svg:x2="14.688cm" svg:y2="3.879cm" draw:start-shape="id15" draw:start-glue-point="7" draw:end-shape="id16" draw:end-glue-point="4" svg:d="M15463 2904c0 489-775 2-775 975" svg:viewBox="0 0 776 976">
          <text:p/>
        </draw:connector>
        <draw:custom-shape draw:style-name="gr11" draw:text-style-name="P1" xml:id="id18" draw:id="id18" draw:layer="layout" svg:width="1.2cm" svg:height="1.2cm" svg:x="13.076cm" svg:y="5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3.536cm" svg:y="5.952cm">
          <draw:text-box>
            <text:p text:style-name="P1"><text:span text:style-name="T1">6</text:span></text:p>
          </draw:text-box>
        </draw:frame>
        <draw:custom-shape draw:style-name="gr11" draw:text-style-name="P1" xml:id="id17" draw:id="id17" draw:layer="layout" svg:width="1.2cm" svg:height="1.2cm" svg:x="16.164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6.644cm" svg:y="4.175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svg:x1="16.764cm" svg:y1="3.905cm" svg:x2="16.313cm" svg:y2="2.904cm" draw:start-shape="id17" draw:start-glue-point="4" draw:end-shape="id15" draw:end-glue-point="9" svg:d="M16764 3905c0-243-451 257-451-1001" svg:viewBox="0 0 452 1002">
          <text:p/>
        </draw:connector>
        <draw:frame draw:style-name="gr13" draw:text-style-name="P6" draw:layer="layout" svg:width="5.3cm" svg:height="1.199cm" svg:x="12.5cm" svg:y="6.801cm">
          <draw:text-box>
            <text:p text:style-name="P1"><text:span text:style-name="T3">Reparent </text:span><text:span text:style-name="T4">u</text:span><text:span text:style-name="T3"> = 6 to its new parent, </text:span><text:span text:style-name="T4">v</text:span><text:span text:style-name="T3"> = 3</text:span></text:p>
          </draw:text-box>
        </draw:frame>
        <draw:connector draw:style-name="gr6" draw:text-style-name="P2" draw:layer="layout" draw:type="curve" svg:x1="15.888cm" svg:y1="3.079cm" svg:x2="14.276cm" svg:y2="6.292cm" draw:start-shape="id15" draw:start-glue-point="8" draw:end-shape="id18" draw:end-glue-point="10" svg:d="M15888 3079c0 2142-537 3213-1612 3213" svg:viewBox="0 0 1613 3214">
          <text:p/>
        </draw:connector>
        <draw:frame draw:style-name="gr14" draw:text-style-name="P4" draw:layer="layout" svg:width="2.8cm" svg:height="1.673cm" svg:x="15.8cm" svg:y="5.8cm">
          <draw:text-box>
            <text:p><text:span text:style-name="T2">T</text:span><text:span text:style-name="T5">((</text:span><text:span text:style-name="T2">u,v</text:span><text:span text:style-name="T5">))</text:span></text:p>
          </draw:text-box>
        </draw:frame>
        <draw:g>
          <draw:path draw:style-name="gr15" draw:text-style-name="P7" draw:layer="layout" svg:width="0.499cm" svg:height="0.45cm" svg:x="7.281cm" svg:y="5cm" svg:viewBox="0 0 500 451" svg:d="M500 78c-24-34-70-42-103-19-56 41-113 80-170 121-20-16-40-30-60-44 23-40 12-93-26-119-42-30-97-20-124 22-29 41-19 97 20 126 28 19 63 20 91 7 26 18 51 36 76 53-25 18-50 36-76 54-28-14-63-13-91 7-39 28-49 85-20 125 27 42 82 52 124 23 38-27 49-79 26-120 20-14 40-28 60-44 57 41 114 81 170 122 33 23 79 14 103-20-70-49-139-98-209-147 70-49 139-98 209-147zM89 137c-26 0-46-20-46-46 0-25 20-47 46-47 25 0 47 22 47 47 0 26-22 46-47 46zM89 407c-26 0-46-21-46-47s20-47 46-47c25 0 47 21 47 47s-22 47-47 47z">
            <text:p/>
          </draw:path>
          <draw:path draw:style-name="gr15" draw:text-style-name="P7" draw:layer="layout" svg:width="0.042cm" svg:height="0.03cm" svg:x="7.639cm" svg:y="5.212cm" svg:viewBox="0 0 43 31" svg:d="M21 31c-7 0-14 0-21 0 0-10 0-20 0-31 14 0 28 0 43 0 0 11 0 21 0 31-8 0-15 0-22 0z">
            <text:p/>
          </draw:path>
          <draw:path draw:style-name="gr15" draw:text-style-name="P7" draw:layer="layout" svg:width="0.042cm" svg:height="0.03cm" svg:x="7.713cm" svg:y="5.212cm" svg:viewBox="0 0 43 31" svg:d="M21 31c-7 0-14 0-21 0 0-10 0-20 0-31 14 0 28 0 43 0 0 11 0 21 0 31-8 0-15 0-22 0z">
            <text:p/>
          </draw:path>
        </draw:g>
        <draw:g>
          <draw:path draw:style-name="gr16" draw:text-style-name="P2" draw:layer="layout" svg:width="0.479cm" svg:height="0.479cm" svg:x="14.382cm" svg:y="5.764cm" svg:viewBox="0 0 480 480" svg:d="M21 357c119-119 238-238 357-357 34 34 68 68 102 103-118 119-237 237-356 356-42 7-83 14-124 21 7-41 14-82 21-123z">
            <text:p/>
          </draw:path>
          <draw:path draw:style-name="gr17" draw:text-style-name="P1" draw:layer="layout" svg:width="0.148cm" svg:height="0cm" draw:transform="skewX (-0.744382925975581) rotate (-0.785398163397449) translate (14.4037281424494cm 6.11532443472723cm)" svg:viewBox="0 0 149 1" svg:d="M0 1c50-1 100-1 149-1">
            <text:p/>
          </draw:path>
          <draw:path draw:style-name="gr17" draw:text-style-name="P1" draw:layer="layout" svg:width="0.493cm" svg:height="0cm" draw:transform="skewX (0.748397183255168) rotate (-2.35479822679075) translate (14.8044311914988cm 5.82143802357695cm)" svg:viewBox="0 0 494 1" svg:d="M0 0c165 0 329 1 494 1">
            <text:p/>
          </draw:path>
          <draw:path draw:style-name="gr17" draw:text-style-name="P1" draw:layer="layout" svg:width="0.052cm" svg:height="0.001cm" draw:transform="skewX (-0.724311639577647) rotate (-0.744382925975583) translate (14.3877363875492cm 6.2010258664235cm)" svg:viewBox="0 0 53 2" svg:d="M0 0c18 1 35 1 53 2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05cm" svg:stroke-color="#000000" draw:marker-start-width="0.28cm" draw:marker-end-width="0.28cm" draw:fill="none" draw:fill-gradient-name="Gradient_20_9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8-15T09:54:20.650657532</dc:date>
    <meta:editing-duration>PT14H52M55S</meta:editing-duration>
    <meta:editing-cycles>32</meta:editing-cycles>
    <meta:generator>LibreOffice/6.0.7.3$Linux_X86_64 LibreOffice_project/00m0$Build-3</meta:generator>
    <meta:document-statistic meta:object-count="67"/>
  </office:meta>
</office:document-meta>
</file>